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2.425in"/>
    </style:style>
    <style:style style:name="TableColumn4" style:family="table-column">
      <style:table-column-properties style:column-width="1.0173in"/>
    </style:style>
    <style:style style:name="TableColumn5" style:family="table-column">
      <style:table-column-properties style:column-width="0.984in"/>
    </style:style>
    <style:style style:name="TableColumn6" style:family="table-column">
      <style:table-column-properties style:column-width="1.8347in"/>
    </style:style>
    <style:style style:name="TableColumn7" style:family="table-column">
      <style:table-column-properties style:column-width="2.425in"/>
    </style:style>
    <style:style style:name="Table2" style:family="table">
      <style:table-properties style:width="8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7" style:family="table-row">
      <style:table-row-properties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weight-complex="bold"/>
    </style:style>
    <style:style style:name="P20" style:parent-style-name="Normal" style:family="paragraph">
      <style:paragraph-properties fo:margin-bottom="0in"/>
      <style:text-properties style:font-weight-complex="bold"/>
    </style:style>
    <style:style style:name="TableCell2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9CC2E5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style:font-weight-complex="bold"/>
    </style:style>
    <style:style style:name="P30" style:parent-style-name="Normal" style:family="paragraph">
      <style:paragraph-properties fo:margin-bottom="0in"/>
      <style:text-properties style:font-weight-complex="bold"/>
    </style:style>
    <style:style style:name="TableCell31" style:family="table-cell">
      <style:table-cell-properties fo:border="0.0069in solid #9CC2E5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9CC2E5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bottom="0in"/>
    </style:style>
    <style:style style:name="TableRow37" style:family="table-row">
      <style:table-row-properties/>
    </style:style>
    <style:style style:name="TableCell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style:font-weight-complex="bold"/>
    </style:style>
    <style:style style:name="P40" style:parent-style-name="Normal" style:family="paragraph">
      <style:paragraph-properties fo:margin-bottom="0in"/>
      <style:text-properties style:font-weight-complex="bold"/>
    </style:style>
    <style:style style:name="TableCell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/>
    </style:style>
    <style:style style:name="TableCell48" style:family="table-cell">
      <style:table-cell-properties fo:border="0.0069in solid #9CC2E5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weight-complex="bold"/>
    </style:style>
    <style:style style:name="P50" style:parent-style-name="Normal" style:family="paragraph">
      <style:paragraph-properties fo:margin-bottom="0in"/>
      <style:text-properties style:font-weight-complex="bold"/>
    </style:style>
    <style:style style:name="TableCell51" style:family="table-cell">
      <style:table-cell-properties fo:border="0.0069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9CC2E5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weight-complex="bold"/>
    </style:style>
    <style:style style:name="P60" style:parent-style-name="Normal" style:family="paragraph">
      <style:paragraph-properties fo:margin-bottom="0in"/>
      <style:text-properties style:font-weight-complex="bold"/>
    </style:style>
    <style:style style:name="TableCell6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weight-complex="bold"/>
    </style:style>
    <style:style style:name="TableCell6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margin-bottom="0in"/>
    </style:style>
    <style:style style:name="TableRow67" style:family="table-row">
      <style:table-row-properties/>
    </style:style>
    <style:style style:name="TableCell68" style:family="table-cell">
      <style:table-cell-properties fo:border="0.0069in solid #9CC2E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weight-complex="bold"/>
    </style:style>
    <style:style style:name="P70" style:parent-style-name="Normal" style:family="paragraph">
      <style:paragraph-properties fo:margin-bottom="0in"/>
      <style:text-properties style:font-weight-complex="bold"/>
    </style:style>
    <style:style style:name="TableCell71" style:family="table-cell">
      <style:table-cell-properties fo:border="0.0069in solid #9CC2E5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style:font-weight-complex="bold"/>
    </style:style>
    <style:style style:name="TableCell73" style:family="table-cell">
      <style:table-cell-properties fo:border="0.0069in solid #9CC2E5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margin-bottom="0in"/>
    </style:style>
    <style:style style:name="TableRow77" style:family="table-row">
      <style:table-row-properties/>
    </style:style>
    <style:style style:name="TableCell7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style:font-weight-complex="bold"/>
    </style:style>
    <style:style style:name="P80" style:parent-style-name="Normal" style:family="paragraph">
      <style:paragraph-properties fo:margin-bottom="0in"/>
      <style:text-properties style:font-weight-complex="bold"/>
    </style:style>
    <style:style style:name="TableCell8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weight-complex="bold"/>
    </style:style>
    <style:style style:name="TableCell8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margin-bottom="0in"/>
    </style:style>
    <style:style style:name="TableRow87" style:family="table-row">
      <style:table-row-properties/>
    </style:style>
    <style:style style:name="TableCell88" style:family="table-cell">
      <style:table-cell-properties fo:border="0.0069in solid #9CC2E5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style:font-weight-complex="bold"/>
    </style:style>
    <style:style style:name="P90" style:parent-style-name="Normal" style:family="paragraph">
      <style:paragraph-properties fo:margin-bottom="0in"/>
      <style:text-properties style:font-weight-complex="bold"/>
    </style:style>
    <style:style style:name="TableCell91" style:family="table-cell">
      <style:table-cell-properties fo:border="0.0069in solid #9CC2E5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weight-complex="bold"/>
    </style:style>
    <style:style style:name="TableCell93" style:family="table-cell">
      <style:table-cell-properties fo:border="0.0069in solid #9CC2E5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margin-bottom="0in"/>
    </style:style>
    <style:style style:name="TableRow97" style:family="table-row">
      <style:table-row-properties/>
    </style:style>
    <style:style style:name="TableCell9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weight-complex="bold"/>
    </style:style>
    <style:style style:name="P100" style:parent-style-name="Normal" style:family="paragraph">
      <style:paragraph-properties fo:margin-bottom="0in"/>
      <style:text-properties style:font-weight-complex="bold"/>
    </style:style>
    <style:style style:name="TableCell10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weight-complex="bold"/>
    </style:style>
    <style:style style:name="TableCell10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9CC2E5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weight-complex="bold"/>
    </style:style>
    <style:style style:name="P110" style:parent-style-name="Normal" style:family="paragraph">
      <style:paragraph-properties fo:margin-bottom="0in"/>
      <style:text-properties style:font-weight-complex="bold"/>
    </style:style>
    <style:style style:name="P111" style:parent-style-name="Normal" style:family="paragraph">
      <style:paragraph-properties fo:margin-bottom="0in"/>
      <style:text-properties style:font-weight-complex="bold"/>
    </style:style>
    <style:style style:name="TableCell112" style:family="table-cell">
      <style:table-cell-properties fo:border="0.0069in solid #9CC2E5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9CC2E5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margin-bottom="0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weight-complex="bold"/>
    </style:style>
    <style:style style:name="P121" style:parent-style-name="Normal" style:family="paragraph">
      <style:paragraph-properties fo:margin-bottom="0in"/>
      <style:text-properties style:font-weight-complex="bold"/>
    </style:style>
    <style:style style:name="TableCell1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margin-bottom="0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9CC2E5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style:font-weight-complex="bold"/>
    </style:style>
    <style:style style:name="P131" style:parent-style-name="Normal" style:family="paragraph">
      <style:paragraph-properties fo:margin-bottom="0in"/>
      <style:text-properties style:font-weight-complex="bold"/>
    </style:style>
    <style:style style:name="P132" style:parent-style-name="Normal" style:family="paragraph">
      <style:paragraph-properties fo:margin-bottom="0in"/>
      <style:text-properties style:font-weight-complex="bold"/>
    </style:style>
    <style:style style:name="TableCell133" style:family="table-cell">
      <style:table-cell-properties fo:border="0.0069in solid #9CC2E5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9CC2E5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weight-complex="bold"/>
    </style:style>
    <style:style style:name="P142" style:parent-style-name="Normal" style:family="paragraph">
      <style:paragraph-properties fo:margin-bottom="0in"/>
      <style:text-properties style:font-weight-complex="bold"/>
    </style:style>
    <style:style style:name="TableCell1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margin-bottom="0in"/>
    </style:style>
    <style:style style:name="TableRow149" style:family="table-row">
      <style:table-row-properties/>
    </style:style>
    <style:style style:name="TableCell150" style:family="table-cell">
      <style:table-cell-properties fo:border="0.0069in solid #9CC2E5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weight-complex="bold"/>
    </style:style>
    <style:style style:name="P152" style:parent-style-name="Normal" style:family="paragraph">
      <style:paragraph-properties fo:margin-bottom="0in"/>
      <style:text-properties style:font-weight-complex="bold"/>
    </style:style>
    <style:style style:name="TableCell153" style:family="table-cell">
      <style:table-cell-properties fo:border="0.0069in solid #9CC2E5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TableCell155" style:family="table-cell">
      <style:table-cell-properties fo:border="0.0069in solid #9CC2E5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margin-bottom="0in"/>
    </style:style>
    <style:style style:name="TableRow159" style:family="table-row">
      <style:table-row-properties/>
    </style:style>
    <style:style style:name="TableCell16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weight-complex="bold"/>
    </style:style>
    <style:style style:name="P162" style:parent-style-name="Normal" style:family="paragraph">
      <style:paragraph-properties fo:margin-bottom="0in"/>
      <style:text-properties style:font-weight-complex="bold"/>
    </style:style>
    <style:style style:name="TableCell16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</style:style>
    <style:style style:name="TableCell16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margin-bottom="0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9CC2E5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style:font-weight-complex="bold"/>
    </style:style>
    <style:style style:name="P172" style:parent-style-name="Normal" style:family="paragraph">
      <style:paragraph-properties fo:margin-bottom="0in"/>
      <style:text-properties style:font-weight-complex="bold"/>
    </style:style>
    <style:style style:name="TableCell173" style:family="table-cell">
      <style:table-cell-properties fo:border="0.0069in solid #9CC2E5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9CC2E5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margin-bottom="0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  <style:text-properties style:font-weight-complex="bold"/>
    </style:style>
    <style:style style:name="P182" style:parent-style-name="Normal" style:family="paragraph">
      <style:paragraph-properties fo:margin-bottom="0in"/>
      <style:text-properties style:font-weight-complex="bold"/>
    </style:style>
    <style:style style:name="TableCell18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Normal" style:family="paragraph">
      <style:paragraph-properties fo:margin-bottom="0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9CC2E5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weight-complex="bold"/>
    </style:style>
    <style:style style:name="P192" style:parent-style-name="Normal" style:family="paragraph">
      <style:paragraph-properties fo:margin-bottom="0in"/>
      <style:text-properties style:font-weight-complex="bold"/>
    </style:style>
    <style:style style:name="TableCell193" style:family="table-cell">
      <style:table-cell-properties fo:border="0.0069in solid #9CC2E5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9CC2E5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style:font-weight-complex="bold"/>
    </style:style>
    <style:style style:name="P202" style:parent-style-name="Normal" style:family="paragraph">
      <style:paragraph-properties fo:margin-bottom="0in"/>
      <style:text-properties style:font-weight-complex="bold"/>
    </style:style>
    <style:style style:name="TableCell20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</style:style>
    <style:style style:name="TableCell20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margin-bottom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9CC2E5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212" style:parent-style-name="DefaultParagraphFont" style:family="text">
      <style:text-properties style:font-weight-complex="bold"/>
    </style:style>
    <style:style style:name="P213" style:parent-style-name="Normal" style:family="paragraph">
      <style:paragraph-properties fo:margin-bottom="0in"/>
      <style:text-properties fo:font-style="italic" style:font-style-asian="italic"/>
    </style:style>
    <style:style style:name="TableCell214" style:family="table-cell">
      <style:table-cell-properties fo:border="0.0069in solid #9CC2E5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9CC2E5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margin-bottom="0in"/>
    </style:style>
    <style:style style:name="TableRow220" style:family="table-row">
      <style:table-row-properties/>
    </style:style>
    <style:style style:name="TableCell22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style:font-weight-complex="bold"/>
    </style:style>
    <style:style style:name="P223" style:parent-style-name="Normal" style:family="paragraph">
      <style:paragraph-properties fo:margin-bottom="0in"/>
      <style:text-properties style:font-weight-complex="bold"/>
    </style:style>
    <style:style style:name="TableCell2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</style:style>
    <style:style style:name="TableCell22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margin-bottom="0in"/>
    </style:style>
    <style:style style:name="TableRow230" style:family="table-row">
      <style:table-row-properties/>
    </style:style>
    <style:style style:name="TableCell231" style:family="table-cell">
      <style:table-cell-properties fo:border="0.0069in solid #9CC2E5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style:font-weight-complex="bold"/>
    </style:style>
    <style:style style:name="P233" style:parent-style-name="Normal" style:family="paragraph">
      <style:paragraph-properties fo:margin-bottom="0in"/>
      <style:text-properties style:font-weight-complex="bold"/>
    </style:style>
    <style:style style:name="TableCell234" style:family="table-cell">
      <style:table-cell-properties fo:border="0.0069in solid #9CC2E5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</style:style>
    <style:style style:name="TableCell236" style:family="table-cell">
      <style:table-cell-properties fo:border="0.0069in solid #9CC2E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margin-bottom="0in"/>
    </style:style>
    <style:style style:name="TableRow240" style:family="table-row">
      <style:table-row-properties/>
    </style:style>
    <style:style style:name="TableCell2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weight-complex="bold"/>
    </style:style>
    <style:style style:name="P243" style:parent-style-name="Normal" style:family="paragraph">
      <style:paragraph-properties fo:margin-bottom="0in"/>
      <style:text-properties style:font-weight-complex="bold"/>
    </style:style>
    <style:style style:name="TableCell24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</style:style>
    <style:style style:name="TableCell24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248" style:parent-style-name="DefaultParagraphFont" style:family="text">
      <style:text-properties style:text-position="super 63.6%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margin-bottom="0in"/>
    </style:style>
    <style:style style:name="TableRow251" style:family="table-row">
      <style:table-row-properties/>
    </style:style>
    <style:style style:name="TableCell252" style:family="table-cell">
      <style:table-cell-properties fo:border="0.0069in solid #9CC2E5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style:font-weight-complex="bold"/>
    </style:style>
    <style:style style:name="P254" style:parent-style-name="Normal" style:family="paragraph">
      <style:paragraph-properties fo:margin-bottom="0in"/>
      <style:text-properties style:font-weight-complex="bold"/>
    </style:style>
    <style:style style:name="TableCell255" style:family="table-cell">
      <style:table-cell-properties fo:border="0.0069in solid #9CC2E5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TableCell257" style:family="table-cell">
      <style:table-cell-properties fo:border="0.0069in solid #9CC2E5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margin-bottom="0in"/>
    </style:style>
    <style:style style:name="TableRow261" style:family="table-row">
      <style:table-row-properties/>
    </style:style>
    <style:style style:name="TableCell26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style:font-weight-complex="bold"/>
    </style:style>
    <style:style style:name="TableCell2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Cell2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margin-bottom="0in"/>
    </style:style>
    <style:style style:name="TableRow270" style:family="table-row">
      <style:table-row-properties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style:font-weight-complex="bold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margin-bottom="0in"/>
    </style:style>
    <style:style style:name="TableRow279" style:family="table-row">
      <style:table-row-properties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  <style:text-properties style:font-weight-complex="bold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margin-bottom="0in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/>
      <style:text-properties style:font-weight-complex="bold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margin-bottom="0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margin-bottom="0in"/>
    </style:style>
    <style:style style:name="TableRow300" style:family="table-row">
      <style:table-row-properties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margin-bottom="0in"/>
    </style:style>
    <style:style style:name="TableRow303" style:family="table-row">
      <style:table-row-properties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margin-bottom="0in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paragraph-properties fo:margin-bottom="0in"/>
    </style:style>
    <style:style style:name="TableRow309" style:family="table-row">
      <style:table-row-properties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margin-bottom="0in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P317" style:parent-style-name="Normal" style:family="paragraph">
      <style:paragraph-properties fo:margin-bottom="0in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margin-bottom="0in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margin-bottom="0in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margin-bottom="0in"/>
    </style:style>
    <style:style style:name="TableRow327" style:family="table-row">
      <style:table-row-properties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margin-bottom="0in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P332" style:parent-style-name="Normal" style:family="paragraph">
      <style:paragraph-properties fo:margin-bottom="0in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margin-bottom="0in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margin-bottom="0in"/>
    </style:style>
    <style:style style:name="TableCell337" style:family="table-cell">
      <style:table-cell-properties fo:border="none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margin-bottom="0in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margin-bottom="0in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none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none" style:writing-mode="lr-tb" fo:padding-top="0in" fo:padding-left="0.0069in" fo:padding-bottom="0in" fo:padding-right="0.0069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margin-bottom="0in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margin-bottom="0in"/>
    </style:style>
    <style:style style:name="TableRow352" style:family="table-row">
      <style:table-row-properties/>
    </style:style>
    <style:style style:name="TableCell353" style:family="table-cell">
      <style:table-cell-properties fo:border="none" style:writing-mode="lr-tb" fo:padding-top="0in" fo:padding-left="0.0069in" fo:padding-bottom="0in" fo:padding-right="0.0069in"/>
    </style:style>
    <style:style style:name="P354" style:parent-style-name="Normal" style:family="paragraph">
      <style:paragraph-properties fo:margin-bottom="0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none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margin-bottom="0in"/>
    </style:style>
  </office:automatic-styles>
  <office:body>
    <office:text text:use-soft-page-breaks="true">
      <text:p text:style-name="P1">Minutes 6</text:p>
      <text:p text:style-name="Normal">20/11/15 – 2:00pm – Jubilee Campus, Computer Science Building,<text:s/>B70</text:p>
      <text:p text:style-name="Normal">Attendees:<text:s/>Peter,<text:s/>Chen, Sam, Daniel, Hamzah, David, Oliver, Tom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What was said?</text:p>
          </table:table-cell>
          <table:covered-table-cell/>
          <table:table-cell table:style-name="TableCell11">
            <text:p text:style-name="P12">By whom?</text:p>
          </table:table-cell>
          <table:table-cell table:style-name="TableCell13">
            <text:p text:style-name="P14">What needs doing?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 table:number-columns-spanned="2">
            <text:p text:style-name="P19">Greetings.</text:p>
            <text:p text:style-name="P20"/>
          </table:table-cell>
          <table:covered-table-cell/>
          <table:table-cell table:style-name="TableCell21">
            <text:p text:style-name="P22">All</text:p>
          </table:table-cell>
          <table:table-cell table:style-name="TableCell23">
            <text:p text:style-name="P24">-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 table:number-columns-spanned="2">
            <text:p text:style-name="P29">Have you seen the email from Shalini to say she won’t be attending?</text:p>
            <text:p text:style-name="P30"/>
          </table:table-cell>
          <table:covered-table-cell/>
          <table:table-cell table:style-name="TableCell31">
            <text:p text:style-name="P32">Peter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columns-spanned="2">
            <text:p text:style-name="P39">Yes I just caught that on the way up, we’ll have to make sure she can make next weeks.</text:p>
            <text:p text:style-name="P40"/>
          </table:table-cell>
          <table:covered-table-cell/>
          <table:table-cell table:style-name="TableCell41">
            <text:p text:style-name="P42">Sam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2">
            <text:p text:style-name="P49">So, it looks like it’s just me that you need to catch up to speed.</text:p>
            <text:p text:style-name="P50"/>
          </table:table-cell>
          <table:covered-table-cell/>
          <table:table-cell table:style-name="TableCell51">
            <text:p text:style-name="P52">Peter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 table:number-columns-spanned="2">
            <text:p text:style-name="P59">Things are moving along nicely, got a lot of code starting to be made, back end side coming along too.</text:p>
            <text:p text:style-name="P60"/>
          </table:table-cell>
          <table:covered-table-cell/>
          <table:table-cell table:style-name="TableCell61">
            <text:p text:style-name="P62">Sam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 table:number-columns-spanned="2">
            <text:p text:style-name="P69">Is it all on GitLab? You pushing it all to there?</text:p>
            <text:p text:style-name="P70"/>
          </table:table-cell>
          <table:covered-table-cell/>
          <table:table-cell table:style-name="TableCell71">
            <text:p text:style-name="P72">Peter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2">
            <text:p text:style-name="P79">Yes, we’re all pushing and merging. Almost everything is on Git at the moment, missing just a piece or too.<text:s/></text:p>
            <text:p text:style-name="P80"/>
          </table:table-cell>
          <table:covered-table-cell/>
          <table:table-cell table:style-name="TableCell81">
            <text:p text:style-name="P82">Sam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columns-spanned="2">
            <text:p text:style-name="P89">I can see that, lots of work being done on there.<text:s/>Okay, make sure it all goes on there. It doesn’t exist until it’s on Git.<text:s/></text:p>
            <text:p text:style-name="P90"/>
          </table:table-cell>
          <table:covered-table-cell/>
          <table:table-cell table:style-name="TableCell91">
            <text:p text:style-name="P92">Peter</text:p>
          </table:table-cell>
          <table:table-cell table:style-name="TableCell93">
            <text:p text:style-name="P94">Oliver push iOS work to Git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 table:number-columns-spanned="2">
            <text:p text:style-name="P99">We’ll make sure everything goes up. Some things were done on Slack, just because it was easier for us to share.</text:p>
            <text:p text:style-name="P100"/>
          </table:table-cell>
          <table:covered-table-cell/>
          <table:table-cell table:style-name="TableCell101">
            <text:p text:style-name="P102">Sam</text:p>
          </table:table-cell>
          <table:table-cell table:style-name="TableCell103">
            <text:p text:style-name="P104">Everything to be stored on Git.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columns-spanned="2">
            <text:p text:style-name="P109">We have this at the moment for Android.<text:s/></text:p>
            <text:p text:style-name="P110">[Shows Android progress on phone]</text:p>
            <text:p text:style-name="P111"/>
          </table:table-cell>
          <table:covered-table-cell/>
          <table:table-cell table:style-name="TableCell112">
            <text:p text:style-name="P113">Daniel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 table:number-columns-spanned="2">
            <text:p text:style-name="P120">That’s really good there, the tabs work,<text:s/>and that’s<text:s/>great looks like a professional app.</text:p>
            <text:p text:style-name="P121"/>
          </table:table-cell>
          <table:covered-table-cell/>
          <table:table-cell table:style-name="TableCell122">
            <text:p text:style-name="P123">Peter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 table:number-columns-spanned="2">
            <text:p text:style-name="P130">And this is the iOS app, mostly the same but with the iOS changes, like no tabs.<text:s/></text:p>
            <text:p text:style-name="P131">[Shows iOS progress on phone]</text:p>
            <text:p text:style-name="P132"/>
          </table:table-cell>
          <table:covered-table-cell/>
          <table:table-cell table:style-name="TableCell133">
            <text:p text:style-name="P134">Chen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 table:number-columns-spanned="2">
            <text:p text:style-name="P141">That is really good too.<text:s/><text:line-break/>You all getting along well as a group? Workload being split up alright? I know some groups find it difficult to do that at first, not knowing each other and having to work to each other’s strengths.</text:p>
            <text:p text:style-name="P142"/>
          </table:table-cell>
          <table:covered-table-cell/>
          <table:table-cell table:style-name="TableCell143">
            <text:p text:style-name="P144">Peter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ext:soft-page-break/>
        <table:table-row table:style-name="TableRow149">
          <table:table-cell table:style-name="TableCell150" table:number-columns-spanned="2">
            <text:p text:style-name="P151">Yeah all getting along well.</text:p>
            <text:p text:style-name="P152"/>
          </table:table-cell>
          <table:covered-table-cell/>
          <table:table-cell table:style-name="TableCell153">
            <text:p text:style-name="P154">All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2">
            <text:p text:style-name="P161">Work load has been split relatively fairly I think, I think we’ve all said previously, this project will end up being really front heavy. So splitting it wasn’t simple, but I feel that everyone is contributing well.<text:s/></text:p>
            <text:p text:style-name="P162"/>
          </table:table-cell>
          <table:covered-table-cell/>
          <table:table-cell table:style-name="TableCell163">
            <text:p text:style-name="P164">Sam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 table:number-columns-spanned="2">
            <text:p text:style-name="P171">The project does look that way yes, small changes once it’s been tested. I only mention it as some of your mark comes in the form of a peer review, which serves in a way to highlight if someone has been doing more or less work. That said, it’s not enough to wait till the end and<text:s/>then say he/she didn’t do enough. All of you will be leaders at some point, supervisors or some such, and it’s a skill to be able to say who is or isn’t working well and help fix that accordingly.</text:p>
            <text:p text:style-name="P172"/>
          </table:table-cell>
          <table:covered-table-cell/>
          <table:table-cell table:style-name="TableCell173">
            <text:p text:style-name="P174">Peter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 table:number-columns-spanned="2">
            <text:p text:style-name="P181">Yeah at the moment it seems pretty evenly split, but it’s definitely something we are aware of and always considering.</text:p>
            <text:p text:style-name="P182"/>
          </table:table-cell>
          <table:covered-table-cell/>
          <table:table-cell table:style-name="TableCell183">
            <text:p text:style-name="P184">Sam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 table:number-columns-spanned="2">
            <text:p text:style-name="P191">That’s good to hear, anything else you need to catch me up on?</text:p>
            <text:p text:style-name="P192"/>
          </table:table-cell>
          <table:covered-table-cell/>
          <table:table-cell table:style-name="TableCell193">
            <text:p text:style-name="P194">Peter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 table:number-columns-spanned="2">
            <text:p text:style-name="P201">You asked me to remind you about developer licenses.</text:p>
            <text:p text:style-name="P202"/>
          </table:table-cell>
          <table:covered-table-cell/>
          <table:table-cell table:style-name="TableCell203">
            <text:p text:style-name="P204">Sam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 table:number-columns-spanned="2">
            <text:p text:style-name="P211"><text:span text:style-name="T212">Ah eyes, I’ve had words and they’re getting on that for you all. Should have some for you in the coming weeks.</text:span></text:p>
            <text:p text:style-name="P213"/>
          </table:table-cell>
          <table:covered-table-cell/>
          <table:table-cell table:style-name="TableCell214">
            <text:p text:style-name="P215">Peter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 table:number-columns-spanned="2">
            <text:p text:style-name="P222">That’s good then, just had some other questions for Shalini, but I think we’ve caught you up on everything we wanted to. Just time to sort a meeting for next week.</text:p>
            <text:p text:style-name="P223"/>
          </table:table-cell>
          <table:covered-table-cell/>
          <table:table-cell table:style-name="TableCell224">
            <text:p text:style-name="P225">Sam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 table:number-columns-spanned="2">
            <text:p text:style-name="P232">Next week, Friday in here at 1pm or 3pm?</text:p>
            <text:p text:style-name="P233"/>
          </table:table-cell>
          <table:covered-table-cell/>
          <table:table-cell table:style-name="TableCell234">
            <text:p text:style-name="P235">Peter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 table:number-columns-spanned="2">
            <text:p text:style-name="P242">1pm suits us, ADS has finished now.</text:p>
            <text:p text:style-name="P243"/>
          </table:table-cell>
          <table:covered-table-cell/>
          <table:table-cell table:style-name="TableCell244">
            <text:p text:style-name="P245">Hamzah</text:p>
          </table:table-cell>
          <table:table-cell table:style-name="TableCell246">
            <text:p text:style-name="P247">Meeting Friday 27<text:span text:style-name="T248">th</text:span><text:s/>1pm, B70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2">
            <text:p text:style-name="P253">Okay, make sure to send an email to Shalini to make sure she can make it, and I’ll see you next week.</text:p>
            <text:p text:style-name="P254"/>
          </table:table-cell>
          <table:covered-table-cell/>
          <table:table-cell table:style-name="TableCell255">
            <text:p text:style-name="P256">Peter</text:p>
          </table:table-cell>
          <table:table-cell table:style-name="TableCell257">
            <text:p text:style-name="P258">Email Shalini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 table:number-columns-spanned="2">
            <text:p text:style-name="P263">Meeting concludes.</text:p>
          </table:table-cell>
          <table:covered-table-cell/>
          <table:table-cell table:style-name="TableCell264">
            <text:p text:style-name="P265">-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 table:number-columns-spanned="2">
            <text:p text:style-name="P272"/>
          </table:table-cell>
          <table:covered-table-cell/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 table:number-columns-spanned="2">
            <text:p text:style-name="P281"/>
          </table:table-cell>
          <table:covered-table-cell/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 table:number-columns-spanned="2">
            <text:p text:style-name="P290"/>
          </table:table-cell>
          <table:covered-table-cell/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  <table:table-cell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>
            <text:p text:style-name="P302"/>
          </table:table-cell>
          <table:table-cell>
            <text:p text:style-name="P302"/>
          </table:table-cell>
          <table:table-cell>
            <text:p text:style-name="P302"/>
          </table:table-cell>
          <table:table-cell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>
            <text:p text:style-name="P305"/>
          </table:table-cell>
          <table:table-cell>
            <text:p text:style-name="P305"/>
          </table:table-cell>
          <table:table-cell>
            <text:p text:style-name="P305"/>
          </table:table-cell>
          <table:table-cell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>
            <text:p text:style-name="P308"/>
          </table:table-cell>
          <table:table-cell>
            <text:p text:style-name="P308"/>
          </table:table-cell>
          <table:table-cell>
            <text:p text:style-name="P308"/>
          </table:table-cell>
          <table:table-cell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>
            <text:p text:style-name="P314"/>
          </table:table-cell>
          <table:table-cell>
            <text:p text:style-name="P314"/>
          </table:table-cell>
          <table:table-cell>
            <text:p text:style-name="P314"/>
          </table:table-cell>
          <table:table-cell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>
            <text:p text:style-name="P317"/>
          </table:table-cell>
          <table:table-cell>
            <text:p text:style-name="P317"/>
          </table:table-cell>
          <table:table-cell>
            <text:p text:style-name="P317"/>
          </table:table-cell>
          <table:table-cell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>
            <text:p text:style-name="P320"/>
          </table:table-cell>
          <table:table-cell>
            <text:p text:style-name="P320"/>
          </table:table-cell>
          <table:table-cell>
            <text:p text:style-name="P320"/>
          </table:table-cell>
          <table:table-cell>
            <text:p text:style-name="P320"/>
          </table:table-cell>
        </table:table-row>
        <table:table-row table:style-name="TableRow321">
          <table:table-cell table:style-name="TableCell322"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  <table:table-cell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>
            <text:p text:style-name="P326"/>
          </table:table-cell>
          <table:table-cell>
            <text:p text:style-name="P326"/>
          </table:table-cell>
          <table:table-cell>
            <text:p text:style-name="P326"/>
          </table:table-cell>
          <table:table-cell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>
            <text:p text:style-name="P329"/>
          </table:table-cell>
          <table:table-cell>
            <text:p text:style-name="P329"/>
          </table:table-cell>
          <table:table-cell>
            <text:p text:style-name="P329"/>
          </table:table-cell>
          <table:table-cell>
            <text:p text:style-name="P329"/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Allison</meta:initial-creator>
    <dc:creator>Sam Allison</dc:creator>
    <meta:creation-date>2015-11-24T09:51:00Z</meta:creation-date>
    <dc:date>2015-11-24T09:51:00Z</dc:date>
    <meta:print-date>2015-11-13T19:22:00Z</meta:print-date>
    <meta:template xlink:href="Normal" xlink:type="simple"/>
    <meta:editing-cycles>2</meta:editing-cycles>
    <meta:editing-duration>PT0S</meta:editing-duration>
    <meta:document-statistic meta:page-count="3" meta:paragraph-count="6" meta:word-count="482" meta:character-count="3226" meta:row-count="22" meta:non-whitespace-character-count="2750"/>
  </office:meta>
</office:document-meta>
</file>